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6417in"/>
    </style:style>
    <style:style style:name="co3" style:family="table-column">
      <style:table-column-properties fo:break-before="auto" style:column-width="3.0717in"/>
    </style:style>
    <style:style style:name="co4" style:family="table-column">
      <style:table-column-properties fo:break-before="auto" style:column-width="0.6028in"/>
    </style:style>
    <style:style style:name="co5" style:family="table-column">
      <style:table-column-properties fo:break-before="auto" style:column-width="2.2457in"/>
    </style:style>
    <style:style style:name="co6" style:family="table-column">
      <style:table-column-properties fo:break-before="auto" style:column-width="3.5516in"/>
    </style:style>
    <style:style style:name="co7" style:family="table-column">
      <style:table-column-properties fo:break-before="auto" style:column-width="3.5591in"/>
    </style:style>
    <style:style style:name="co8" style:family="table-column">
      <style:table-column-properties fo:break-before="auto" style:column-width="0.8965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7.5646in"/>
    </style:style>
    <style:style style:name="co11" style:family="table-column">
      <style:table-column-properties fo:break-before="auto" style:column-width="6.4689in"/>
    </style:style>
    <style:style style:name="co12" style:family="table-column">
      <style:table-column-properties fo:break-before="auto" style:column-width="9.015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2" table:default-cell-style-name="ce1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Edition Unique ID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pj7gQ6k67FP97MMMhFRr</text:p>
          </table:table-cell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76qTFctqc8krqh9GKGm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3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QFpFP9kJrcgWJmR8w6Nr</text:p>
          </table:table-cell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rpJFBQQGpNM8D9w8BBfG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83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kcdgCRNm6fWmNjgTbnF</text:p>
          </table:table-cell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qBm7CnKjCWzKBQcph89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1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7pWcKBwRPzjFthNTWWnR</text:p>
          </table:table-cell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bc6mFhKFNdqtCTJ9wwG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5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bC6d7CCD9frkFTJ8BMLJ</text:p>
          </table:table-cell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8Nwc79RrDqgRrqPCczFb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NCWTDLLz6CHGDJzCMCjk</text:p>
          </table:table-cell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tkCBtLJGWMPm9cWz77NK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KWKRDkTtWgGww6kjtfhR</text:p>
          </table:table-cell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Wc9gCNhcGWHCP6KcGzbj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bWCHFq7RhQzDBjCtLcRj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FWLRtB7MjFFLbNFRCLcT - 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PKkthwQKdFTDgK6WTQqR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6wkdLnFDWKc8CHmdRWfP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8mR6RdH6nnMFGTdF6ffF</text:p>
          </table:table-cell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WRn6KwrjpdP6wqjtGFGW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6T9cpCjmwNtMRkD6c6pNC</text:p>
          </table:table-cell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m7Fg7BbmhtWN7TFPKb6f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8PhhW96tJJTnN7f77C7b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gFtfkdRwHbdCmKz8kmRC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hcHnWztNdGbLgJbtzbHC</text:p>
          </table:table-cell>
          <table:table-cell office:value-type="string" calcext:value-type="string">
            <text:p>DRO</text:p>
          </table:table-cell>
          <table:table-cell office:value-type="string" calcext:value-type="string">
            <text:p>Drom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WJDkL9JR77QmTdfPmt9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RO001</text:p>
          </table:table-cell>
          <table:table-cell office:value-type="string" calcext:value-type="string">
            <text:p>DRO028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drom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N9B6QcH6BCdcJtNCNTwJ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Fa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HqcKjPKKmFfjqMqWqDmW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AI001</text:p>
          </table:table-cell>
          <table:table-cell office:value-type="string" calcext:value-type="string">
            <text:p>FAI027</text:p>
          </table:table-cell>
          <table:table-cell office:value-type="string" calcext:value-type="string">
            <text:p>https://fabtcg.com/products/booster-set/uprising/uprising-blitz-decks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fa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JH6TM8ThDgd6GKNbMbKm</text:p>
          </table:table-cell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tFbKJjRFwMWQpLGnQR8 - 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Wp8RnQbnhjM8dPR7CjJLj</text:p>
          </table:table-cell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JGhkz7dKNtQd9czpFhhhr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8n6LDWrjhRKmghDpH8F</text:p>
          </table:table-cell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6wwtbnmnfkfBp9WfBjfN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tFmMN7FrrD9T7wNmRfbP</text:p>
          </table:table-cell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mdGdJjn7hfBDHdqhPm8z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jHCNJwm8Q6Gm7L8mLQ8Tg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FC8QR7k8T9WM8HHm9PPm - 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GqTPbzCC6QN6Nkwjrthj</text:p>
          </table:table-cell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zWkt9H79fgkLqC6wqctH - 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NQNFFcPRnMQMHmB6t9t6</text:p>
          </table:table-cell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gnCrPfFT8F88mn9qK9pq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nrqf9WmFbQNHTkkk6htL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crF8h6dTHwQd9qR6gRnD - 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qQtDHQ8pMgcGBRBRFT7c</text:p>
          </table:table-cell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8TtnhCrGPchHjbJqNj86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wzFkTTtW8gqwTCbLRNbP</text:p>
          </table:table-cell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8hQ7rQjcwMTrHcBcjwdQL - 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QpnqjpTwQfwKpmdtd8H6N</text:p>
          </table:table-cell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W8hnzQk9DFq89t6Gm9cH - 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z76hC7kM6jcNzPgqkTwqf</text:p>
          </table:table-cell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C9dGnhCMDWQdD7rC7QbHj - A, 6CntKbGMhcBqqnHmgGM99 -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F7brMw6wh6mW98Ln9Hh6f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fJhkbkJH6WPtr8ztNTcp9 - F, CwPrBwgWTjRL9kPchD6G7 -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8MGfzFdqWGwrcJgpDqRR</text:p>
          </table:table-cell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tpBR6gq8FMwbrc7nD8Nz - F, 7bHMKdmh9wJkpqH6Hk7rM -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qtdMH8fDBPCnjDcLNdT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dbdr7LtkJqHKPRthwCfhq - F, GbmNLthWjCHfML9thPbbt -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WQdqjJfGzCjjCRJzM6PG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NhgmFkNBHjCqB6rBzFp8W - F, LdhWCQdJmzHn9gChmWRPG -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pfLLLbcmBpfkqrR9fKGtj</text:p>
          </table:table-cell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QGqrFhCnDmkNFcbLBNhp - 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BgRbDmcFzW9kGnPFrqQ8</text:p>
          </table:table-cell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RFJzQMnLBzFNqjL7BdJgj - 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HWKQRtfbPPRGqh6dMdQFK</text:p>
          </table:table-cell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Crgw7PnFN69zb9DKzFTb - 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office:value-type="string" calcext:value-type="string">
            <text:p>https://fabtcg.com/products/booster-set/dynasty/</text:p>
          </table:table-cell>
          <table:table-cell office:value-type="string" calcext:value-type="string">
            <text:p>https://fabtcg.com/collectors-centre/dynasty/</text:p>
          </table:table-cell>
          <table:table-cell office:value-type="string" calcext:value-type="string">
            <text:p>https://fabtcg.com/resources/card-galleries/dynasty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rqprmGL98FMqcPzPBpKmQ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Outsiders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zd6wBL7zcQR7zrJhwCjrh - N</text:p>
          </table:table-cell>
          <table:table-cell office:value-type="string" calcext:value-type="string">
            <text:p>2023-03-24T00:00:00.000Z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OUT000</text:p>
          </table:table-cell>
          <table:table-cell table:style-name="ce2" office:value-type="string" calcext:value-type="string">
            <text:p>OUT238</text:p>
          </table:table-cell>
          <table:table-cell table:style-name="ce2" office:value-type="string" calcext:value-type="string">
            <text:p>null</text:p>
          </table:table-cell>
          <table:table-cell table:style-name="ce2" office:value-type="string" calcext:value-type="string">
            <text:p>https://fabtcg.com/collectors-centre/outsiders/</text:p>
          </table:table-cell>
          <table:table-cell table:style-name="ce2" office:value-type="string" calcext:value-type="string">
            <text:p>https://fabtcg.com/resources/card-galleries/outsiders/</text:p>
          </table:table-cell>
          <table:table-cell table:style-name="ce2" table:number-columns-repeated="1012"/>
        </table:table-row>
        <table:table-row table:style-name="ro2">
          <table:table-cell office:value-type="string" calcext:value-type="string">
            <text:p>7LbfKJbkWGGwFJDWJn8GB</text:p>
          </table:table-cell>
          <table:table-cell office:value-type="string" calcext:value-type="string">
            <text:p>ARA</text:p>
          </table:table-cell>
          <table:table-cell office:value-type="string" calcext:value-type="string">
            <text:p>Arakn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cjfRJCbhGChDhr87th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RA001</text:p>
          </table:table-cell>
          <table:table-cell office:value-type="string" calcext:value-type="string">
            <text:p>ARA029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DwGmMt7dfMKMwTKFQ6hB</text:p>
          </table:table-cell>
          <table:table-cell office:value-type="string" calcext:value-type="string">
            <text:p>AZL</text:p>
          </table:table-cell>
          <table:table-cell office:value-type="string" calcext:value-type="string">
            <text:p>Azale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jqQPB9QdmmthRGQ8KNjB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ZL001</text:p>
          </table:table-cell>
          <table:table-cell office:value-type="string" calcext:value-type="string">
            <text:p>AZL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ppTqJLgqJpNMjBcRrcp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Benj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NfDb6TzCPmLhPd7H7qkF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EN001</text:p>
          </table:table-cell>
          <table:table-cell office:value-type="string" calcext:value-type="string">
            <text:p>BEN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MLdCDCHzbczh9qc9bzGp</text:p>
          </table:table-cell>
          <table:table-cell office:value-type="string" calcext:value-type="string">
            <text:p>KAT</text:p>
          </table:table-cell>
          <table:table-cell office:value-type="string" calcext:value-type="string">
            <text:p>Katsu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w8MWFJtGCLg6hRRjbw9w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KAT001</text:p>
          </table:table-cell>
          <table:table-cell office:value-type="string" calcext:value-type="string">
            <text:p>KAT026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7tp6jGn6pHTfDJLhKTpFz</text:p>
          </table:table-cell>
          <table:table-cell office:value-type="string" calcext:value-type="string">
            <text:p>UZU</text:p>
          </table:table-cell>
          <table:table-cell office:value-type="string" calcext:value-type="string">
            <text:p>Uzur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6NGWpLQ6bGfKLrghCJD9m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ZU001</text:p>
          </table:table-cell>
          <table:table-cell office:value-type="string" calcext:value-type="string">
            <text:p>UZU031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kjKBztc6Jwkbjm8FfTgtL</text:p>
          </table:table-cell>
          <table:table-cell office:value-type="string" calcext:value-type="string">
            <text:p>RIP</text:p>
          </table:table-cell>
          <table:table-cell office:value-type="string" calcext:value-type="string">
            <text:p>Riptid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9kpCbmwz6ckdqc8B7kKkC - N</text:p>
          </table:table-cell>
          <table:table-cell office:value-type="string" calcext:value-type="string">
            <text:p>2023-03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IP001</text:p>
          </table:table-cell>
          <table:table-cell office:value-type="string" calcext:value-type="string">
            <text:p>RIP030</text:p>
          </table:table-cell>
          <table:table-cell table:number-columns-repeated="3" office:value-type="string" calcext:value-type="string">
            <text:p>null</text:p>
          </table:table-cell>
          <table:table-cell table:number-columns-repeated="101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9T11:35:18.837796669</meta:creation-date>
    <dc:date>2023-06-10T14:08:41.843766864</dc:date>
    <meta:editing-duration>PT4H26M9S</meta:editing-duration>
    <meta:editing-cycles>86</meta:editing-cycles>
    <meta:generator>LibreOffice/7.4.6.2$MacOSX_AARCH64 LibreOffice_project/5b1f5509c2decdade7fda905e3e1429a67acd63d</meta:generator>
    <meta:document-statistic meta:table-count="1" meta:cell-count="492" meta:object-count="0"/>
  </office:meta>
</office:document-meta>
</file>